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y4</text:p>
          </table:table-cell>
          <table:table-cell/>
          <table:table-cell table:style-name="ce1" office:value-type="string" calcext:value-type="string">
            <text:p>x1-x2</text:p>
          </table:table-cell>
          <table:table-cell table:style-name="ce1" office:value-type="string" calcext:value-type="string">
            <text:p>y1-y2</text:p>
          </table:table-cell>
          <table:table-cell table:style-name="ce1" office:value-type="string" calcext:value-type="string">
            <text:p>x3-x4</text:p>
          </table:table-cell>
          <table:table-cell table:style-name="ce1" office:value-type="string" calcext:value-type="string">
            <text:p>y3-y4</text:p>
          </table:table-cell>
          <table:table-cell/>
          <table:table-cell table:number-columns-repeated="2" table:style-name="ce1" office:value-type="string" calcext:value-type="string">
            <text:p>atan2</text:p>
          </table:table-cell>
          <table:table-cell table:style-name="ce1" office:value-type="string" calcext:value-type="string">
            <text:p>theta1</text:p>
          </table:table-cell>
          <table:table-cell table:style-name="ce1" office:value-type="string" calcext:value-type="string">
            <text:p>theta2</text:p>
          </table:table-cell>
          <table:table-cell table:style-name="ce1" office:value-type="string" calcext:value-type="string">
            <text:p>dthet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79.738" calcext:value-type="float">
            <text:p>79.738</text:p>
          </table:table-cell>
          <table:table-cell table:style-name="ce2" office:value-type="float" office:value="24.943" calcext:value-type="float">
            <text:p>24.943</text:p>
          </table:table-cell>
          <table:table-cell table:style-name="ce2" office:value-type="float" office:value="83.33" calcext:value-type="float">
            <text:p>83.330</text:p>
          </table:table-cell>
          <table:table-cell table:style-name="ce2" office:value-type="float" office:value="82.438" calcext:value-type="float">
            <text:p>82.438</text:p>
          </table:table-cell>
          <table:table-cell table:style-name="ce2" office:value-type="float" office:value="124.761" calcext:value-type="float">
            <text:p>124.761</text:p>
          </table:table-cell>
          <table:table-cell table:style-name="ce2" office:value-type="float" office:value="24.899" calcext:value-type="float">
            <text:p>24.899</text:p>
          </table:table-cell>
          <table:table-cell table:style-name="ce2" office:value-type="float" office:value="117.399" calcext:value-type="float">
            <text:p>117.399</text:p>
          </table:table-cell>
          <table:table-cell table:style-name="ce2" office:value-type="float" office:value="84.513" calcext:value-type="float">
            <text:p>84.513</text:p>
          </table:table-cell>
          <table:table-cell table:style-name="ce2"/>
          <table:table-cell table:style-name="ce2" table:formula="of:=[.C4]-[.E4]" office:value-type="float" office:value="-3.592" calcext:value-type="float">
            <text:p>-3.592</text:p>
          </table:table-cell>
          <table:table-cell table:style-name="ce2" table:formula="of:=[.D4]-[.F4]" office:value-type="float" office:value="-57.495" calcext:value-type="float">
            <text:p>-57.495</text:p>
          </table:table-cell>
          <table:table-cell table:style-name="ce2" table:formula="of:=[.G4]-[.I4]" office:value-type="float" office:value="7.362" calcext:value-type="float">
            <text:p>7.362</text:p>
          </table:table-cell>
          <table:table-cell table:style-name="ce2" table:formula="of:=[.H4]-[.J4]" office:value-type="float" office:value="-59.614" calcext:value-type="float">
            <text:p>-59.614</text:p>
          </table:table-cell>
          <table:table-cell/>
          <table:table-cell table:formula="of:=ATAN2([.L4];[.M4])" office:value-type="float" office:value="-1.63319023186272" calcext:value-type="float">
            <text:p>-1.63319023186272</text:p>
          </table:table-cell>
          <table:table-cell table:formula="of:=ATAN2([.N4];[.O4])" office:value-type="float" office:value="-1.44792396289504" calcext:value-type="float">
            <text:p>-1.44792396289504</text:p>
          </table:table-cell>
          <table:table-cell table:formula="of:=[.Q4]*180/PI()" office:value-type="float" office:value="-93.5749074277259" calcext:value-type="float">
            <text:p>-93.5749074277259</text:p>
          </table:table-cell>
          <table:table-cell table:formula="of:=[.R4]*180/PI()" office:value-type="float" office:value="-82.9599321297426" calcext:value-type="float">
            <text:p>-82.9599321297426</text:p>
          </table:table-cell>
          <table:table-cell table:formula="of:=[.S4]-[.T4]" office:value-type="float" office:value="-10.6149752979834" calcext:value-type="float">
            <text:p>-10.61497529798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47.433" calcext:value-type="float">
            <text:p>47.433</text:p>
          </table:table-cell>
          <table:table-cell table:style-name="ce2" office:value-type="float" office:value="154.301" calcext:value-type="float">
            <text:p>154.301</text:p>
          </table:table-cell>
          <table:table-cell table:style-name="ce2" office:value-type="float" office:value="94.731" calcext:value-type="float">
            <text:p>94.731</text:p>
          </table:table-cell>
          <table:table-cell table:style-name="ce2" office:value-type="float" office:value="123.11" calcext:value-type="float">
            <text:p>123.110</text:p>
          </table:table-cell>
          <table:table-cell table:style-name="ce2" office:value-type="float" office:value="27.821" calcext:value-type="float">
            <text:p>27.821</text:p>
          </table:table-cell>
          <table:table-cell table:style-name="ce2" office:value-type="float" office:value="114.989" calcext:value-type="float">
            <text:p>114.989</text:p>
          </table:table-cell>
          <table:table-cell table:style-name="ce2" office:value-type="float" office:value="78.489" calcext:value-type="float">
            <text:p>78.489</text:p>
          </table:table-cell>
          <table:table-cell table:style-name="ce2" office:value-type="float" office:value="92.5" calcext:value-type="float">
            <text:p>92.500</text:p>
          </table:table-cell>
          <table:table-cell table:style-name="ce2"/>
          <table:table-cell table:style-name="ce2" table:formula="of:=[.C5]-[.E5]" office:value-type="float" office:value="-47.298" calcext:value-type="float">
            <text:p>-47.298</text:p>
          </table:table-cell>
          <table:table-cell table:style-name="ce2" table:formula="of:=[.D5]-[.F5]" office:value-type="float" office:value="31.191" calcext:value-type="float">
            <text:p>31.191</text:p>
          </table:table-cell>
          <table:table-cell table:style-name="ce2" table:formula="of:=[.G5]-[.I5]" office:value-type="float" office:value="-50.668" calcext:value-type="float">
            <text:p>-50.668</text:p>
          </table:table-cell>
          <table:table-cell table:style-name="ce2" table:formula="of:=[.H5]-[.J5]" office:value-type="float" office:value="22.489" calcext:value-type="float">
            <text:p>22.489</text:p>
          </table:table-cell>
          <table:table-cell/>
          <table:table-cell table:formula="of:=ATAN2([.L5];[.M5])" office:value-type="float" office:value="2.55859793862466" calcext:value-type="float">
            <text:p>2.55859793862466</text:p>
          </table:table-cell>
          <table:table-cell table:formula="of:=ATAN2([.N5];[.O5])" office:value-type="float" office:value="2.72386469005719" calcext:value-type="float">
            <text:p>2.72386469005719</text:p>
          </table:table-cell>
          <table:table-cell table:formula="of:=[.Q5]*180/PI()" office:value-type="float" office:value="146.596863354065" calcext:value-type="float">
            <text:p>146.596863354065</text:p>
          </table:table-cell>
          <table:table-cell table:formula="of:=[.R5]*180/PI()" office:value-type="float" office:value="156.065950704987" calcext:value-type="float">
            <text:p>156.065950704987</text:p>
          </table:table-cell>
          <table:table-cell table:formula="of:=[.S5]-[.T5]" office:value-type="float" office:value="-9.46908735092183" calcext:value-type="float">
            <text:p>-9.469087350921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173.176" calcext:value-type="float">
            <text:p>173.176</text:p>
          </table:table-cell>
          <table:table-cell table:style-name="ce2" office:value-type="float" office:value="118.871" calcext:value-type="float">
            <text:p>118.871</text:p>
          </table:table-cell>
          <table:table-cell table:style-name="ce2" office:value-type="float" office:value="124.449" calcext:value-type="float">
            <text:p>124.449</text:p>
          </table:table-cell>
          <table:table-cell table:style-name="ce2" office:value-type="float" office:value="94.508" calcext:value-type="float">
            <text:p>94.508</text:p>
          </table:table-cell>
          <table:table-cell table:style-name="ce2" office:value-type="float" office:value="150.24" calcext:value-type="float">
            <text:p>150.240</text:p>
          </table:table-cell>
          <table:table-cell table:style-name="ce2" office:value-type="float" office:value="156.487" calcext:value-type="float">
            <text:p>156.487</text:p>
          </table:table-cell>
          <table:table-cell table:style-name="ce2" office:value-type="float" office:value="105.44" calcext:value-type="float">
            <text:p>105.440</text:p>
          </table:table-cell>
          <table:table-cell table:style-name="ce2" office:value-type="float" office:value="123.735" calcext:value-type="float">
            <text:p>123.735</text:p>
          </table:table-cell>
          <table:table-cell table:style-name="ce2"/>
          <table:table-cell table:style-name="ce2" table:formula="of:=[.C6]-[.E6]" office:value-type="float" office:value="48.727" calcext:value-type="float">
            <text:p>48.727</text:p>
          </table:table-cell>
          <table:table-cell table:style-name="ce2" table:formula="of:=[.D6]-[.F6]" office:value-type="float" office:value="24.363" calcext:value-type="float">
            <text:p>24.363</text:p>
          </table:table-cell>
          <table:table-cell table:style-name="ce2" table:formula="of:=[.G6]-[.I6]" office:value-type="float" office:value="44.8" calcext:value-type="float">
            <text:p>44.800</text:p>
          </table:table-cell>
          <table:table-cell table:style-name="ce2" table:formula="of:=[.H6]-[.J6]" office:value-type="float" office:value="32.752" calcext:value-type="float">
            <text:p>32.752</text:p>
          </table:table-cell>
          <table:table-cell/>
          <table:table-cell table:formula="of:=ATAN2([.L6];[.M6])" office:value-type="float" office:value="0.463639399965943" calcext:value-type="float">
            <text:p>0.463639399965943</text:p>
          </table:table-cell>
          <table:table-cell table:formula="of:=ATAN2([.N6];[.O6])" office:value-type="float" office:value="0.631276355944873" calcext:value-type="float">
            <text:p>0.631276355944873</text:p>
          </table:table-cell>
          <table:table-cell table:formula="of:=[.Q6]*180/PI()" office:value-type="float" office:value="26.5645808340264" calcext:value-type="float">
            <text:p>26.5645808340264</text:p>
          </table:table-cell>
          <table:table-cell table:formula="of:=[.R6]*180/PI()" office:value-type="float" office:value="36.1694709020395" calcext:value-type="float">
            <text:p>36.1694709020395</text:p>
          </table:table-cell>
          <table:table-cell table:formula="of:=[.S6]-[.T6]" office:value-type="float" office:value="-9.60489006801307" calcext:value-type="float">
            <text:p>-9.60489006801307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1"/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/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y5</text:p>
          </table:table-cell>
          <table:table-cell table:number-columns-repeated="2"/>
          <table:table-cell table:formula="of:=AVERAGE([.U4:.U6])" office:value-type="float" office:value="-9.89631757230608" calcext:value-type="float">
            <text:p>-9.896317572306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79.738" calcext:value-type="float">
            <text:p>79.738</text:p>
          </table:table-cell>
          <table:table-cell table:style-name="ce2" office:value-type="float" office:value="24.943" calcext:value-type="float">
            <text:p>24.943</text:p>
          </table:table-cell>
          <table:table-cell table:style-name="ce2" office:value-type="float" office:value="83.33" calcext:value-type="float">
            <text:p>83.330</text:p>
          </table:table-cell>
          <table:table-cell table:style-name="ce2" office:value-type="float" office:value="82.438" calcext:value-type="float">
            <text:p>82.438</text:p>
          </table:table-cell>
          <table:table-cell table:style-name="ce2" office:value-type="float" office:value="124.761" calcext:value-type="float">
            <text:p>124.761</text:p>
          </table:table-cell>
          <table:table-cell table:style-name="ce2" office:value-type="float" office:value="24.899" calcext:value-type="float">
            <text:p>24.899</text:p>
          </table:table-cell>
          <table:table-cell table:style-name="ce2" office:value-type="float" office:value="117.399" calcext:value-type="float">
            <text:p>117.399</text:p>
          </table:table-cell>
          <table:table-cell table:style-name="ce2" office:value-type="float" office:value="84.513" calcext:value-type="float">
            <text:p>84.513</text:p>
          </table:table-cell>
          <table:table-cell/>
          <table:table-cell table:formula="of:=([.D9]-[.F9])/([.C9]-[.E9])" office:value-type="float" office:value="16.0064031180401" calcext:value-type="float">
            <text:p>16.0064031180401</text:p>
          </table:table-cell>
          <table:table-cell table:formula="of:=([.H9]-[.J9])/([.G9]-[.I9])" office:value-type="float" office:value="-8.09752784569411" calcext:value-type="float">
            <text:p>-8.09752784569411</text:p>
          </table:table-cell>
          <table:table-cell table:formula="of:=[.D9]-[.L9]*[.C9]" office:value-type="float" office:value="-1251.37557182628" calcext:value-type="float">
            <text:p>-1251.37557182628</text:p>
          </table:table-cell>
          <table:table-cell table:formula="of:=[.H9]-[.M9]*[.G9]" office:value-type="float" office:value="1035.15467155664" calcext:value-type="float">
            <text:p>1035.15467155664</text:p>
          </table:table-cell>
          <table:table-cell/>
          <table:table-cell table:formula="of:=([.O9]-[.N9])/([.L9]-[.M9])" office:value-type="float" office:value="94.8613007074715" calcext:value-type="float">
            <text:p>94.8613007074715</text:p>
          </table:table-cell>
          <table:table-cell table:formula="of:=[.L9]*[.Q9]+[.N9]" office:value-type="float" office:value="267.01264759913" calcext:value-type="float">
            <text:p>267.012647599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47.433" calcext:value-type="float">
            <text:p>47.433</text:p>
          </table:table-cell>
          <table:table-cell table:style-name="ce2" office:value-type="float" office:value="154.301" calcext:value-type="float">
            <text:p>154.301</text:p>
          </table:table-cell>
          <table:table-cell table:style-name="ce2" office:value-type="float" office:value="94.731" calcext:value-type="float">
            <text:p>94.731</text:p>
          </table:table-cell>
          <table:table-cell table:style-name="ce2" office:value-type="float" office:value="123.11" calcext:value-type="float">
            <text:p>123.110</text:p>
          </table:table-cell>
          <table:table-cell table:style-name="ce2" office:value-type="float" office:value="27.821" calcext:value-type="float">
            <text:p>27.821</text:p>
          </table:table-cell>
          <table:table-cell table:style-name="ce2" office:value-type="float" office:value="114.989" calcext:value-type="float">
            <text:p>114.989</text:p>
          </table:table-cell>
          <table:table-cell table:style-name="ce2" office:value-type="float" office:value="78.489" calcext:value-type="float">
            <text:p>78.489</text:p>
          </table:table-cell>
          <table:table-cell table:style-name="ce2" office:value-type="float" office:value="92.5" calcext:value-type="float">
            <text:p>92.500</text:p>
          </table:table-cell>
          <table:table-cell/>
          <table:table-cell table:formula="of:=([.D10]-[.F10])/([.C10]-[.E10])" office:value-type="float" office:value="-0.659457059495116" calcext:value-type="float">
            <text:p>-0.659457059495116</text:p>
          </table:table-cell>
          <table:table-cell table:formula="of:=([.H10]-[.J10])/([.G10]-[.I10])" office:value-type="float" office:value="-0.443850161837846" calcext:value-type="float">
            <text:p>-0.443850161837846</text:p>
          </table:table-cell>
          <table:table-cell table:formula="of:=[.D10]-[.L10]*[.C10]" office:value-type="float" office:value="185.581026703032" calcext:value-type="float">
            <text:p>185.581026703032</text:p>
          </table:table-cell>
          <table:table-cell table:formula="of:=[.H10]-[.M10]*[.G10]" office:value-type="float" office:value="127.337355352491" calcext:value-type="float">
            <text:p>127.337355352491</text:p>
          </table:table-cell>
          <table:table-cell/>
          <table:table-cell table:formula="of:=([.O10]-[.N10])/([.L10]-[.M10])" office:value-type="float" office:value="270.138256166209" calcext:value-type="float">
            <text:p>270.138256166209</text:p>
          </table:table-cell>
          <table:table-cell table:formula="of:=[.L10]*[.Q10]+[.N10]" office:value-type="float" office:value="7.43644663452523" calcext:value-type="float">
            <text:p>7.436446634525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73.176" calcext:value-type="float">
            <text:p>173.176</text:p>
          </table:table-cell>
          <table:table-cell table:style-name="ce2" office:value-type="float" office:value="118.871" calcext:value-type="float">
            <text:p>118.871</text:p>
          </table:table-cell>
          <table:table-cell table:style-name="ce2" office:value-type="float" office:value="124.449" calcext:value-type="float">
            <text:p>124.449</text:p>
          </table:table-cell>
          <table:table-cell table:style-name="ce2" office:value-type="float" office:value="94.508" calcext:value-type="float">
            <text:p>94.508</text:p>
          </table:table-cell>
          <table:table-cell table:style-name="ce2" office:value-type="float" office:value="150.24" calcext:value-type="float">
            <text:p>150.240</text:p>
          </table:table-cell>
          <table:table-cell table:style-name="ce2" office:value-type="float" office:value="156.487" calcext:value-type="float">
            <text:p>156.487</text:p>
          </table:table-cell>
          <table:table-cell table:style-name="ce2" office:value-type="float" office:value="105.44" calcext:value-type="float">
            <text:p>105.440</text:p>
          </table:table-cell>
          <table:table-cell table:style-name="ce2" office:value-type="float" office:value="123.735" calcext:value-type="float">
            <text:p>123.735</text:p>
          </table:table-cell>
          <table:table-cell/>
          <table:table-cell table:formula="of:=([.D11]-[.F11])/([.C11]-[.E11])" office:value-type="float" office:value="0.499989738748538" calcext:value-type="float">
            <text:p>0.499989738748538</text:p>
          </table:table-cell>
          <table:table-cell table:formula="of:=([.H11]-[.J11])/([.G11]-[.I11])" office:value-type="float" office:value="0.731071428571428" calcext:value-type="float">
            <text:p>0.731071428571428</text:p>
          </table:table-cell>
          <table:table-cell table:formula="of:=[.D11]-[.L11]*[.C11]" office:value-type="float" office:value="32.2847770024832" calcext:value-type="float">
            <text:p>32.2847770024832</text:p>
          </table:table-cell>
          <table:table-cell table:formula="of:=[.H11]-[.M11]*[.G11]" office:value-type="float" office:value="46.6508285714286" calcext:value-type="float">
            <text:p>46.6508285714286</text:p>
          </table:table-cell>
          <table:table-cell/>
          <table:table-cell table:formula="of:=([.O11]-[.N11])/([.L11]-[.M11])" office:value-type="float" office:value="-62.1687143622503" calcext:value-type="float">
            <text:p>-62.1687143622503</text:p>
          </table:table-cell>
          <table:table-cell table:formula="of:=[.L11]*[.Q11]+[.N11]" office:value-type="float" office:value="1.20105775016921" calcext:value-type="float">
            <text:p>1.2010577501692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formula="of:=AVERAGE([.Q9:.Q11])" office:value-type="float" office:value="100.943614170477" calcext:value-type="float">
            <text:p>100.943614170477</text:p>
          </table:table-cell>
          <table:table-cell table:formula="of:=AVERAGE([.R9:.R11])" office:value-type="float" office:value="91.8833839946082" calcext:value-type="float">
            <text:p>91.8833839946082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formula="of:=[.Q9]-[.Q$13]" office:value-type="float" office:value="-6.08231346300526" calcext:value-type="float">
            <text:p>-6.08231346300526</text:p>
          </table:table-cell>
          <table:table-cell table:formula="of:=[.R9]-[.R$13]" office:value-type="float" office:value="175.129263604522" calcext:value-type="float">
            <text:p>175.129263604522</text:p>
          </table:table-cell>
          <table:table-cell/>
          <table:table-cell table:formula="of:=[.Q15]^2" office:value-type="float" office:value="36.9945370622551" calcext:value-type="float">
            <text:p>36.9945370622551</text:p>
          </table:table-cell>
          <table:table-cell table:formula="of:=[.R15]^2" office:value-type="float" office:value="30670.2589706621" calcext:value-type="float">
            <text:p>30670.2589706621</text:p>
          </table:table-cell>
          <table:table-cell/>
          <table:table-cell table:formula="of:=[.T15]+[.U15]" office:value-type="float" office:value="30707.2535077244" calcext:value-type="float">
            <text:p>30707.2535077244</text:p>
          </table:table-cell>
          <table:table-cell table:formula="of:=SQRT([.W15])" office:value-type="float" office:value="175.234852434453" calcext:value-type="float">
            <text:p>175.234852434453</text:p>
          </table:table-cell>
        </table:table-row>
        <table:table-row table:style-name="ro1">
          <table:table-cell table:number-columns-repeated="16"/>
          <table:table-cell table:formula="of:=[.Q10]-[.Q$13]" office:value-type="float" office:value="169.194641995732" calcext:value-type="float">
            <text:p>169.194641995732</text:p>
          </table:table-cell>
          <table:table-cell table:formula="of:=[.R10]-[.R$13]" office:value-type="float" office:value="-84.4469373600829" calcext:value-type="float">
            <text:p>-84.4469373600829</text:p>
          </table:table-cell>
          <table:table-cell/>
          <table:table-cell table:formula="of:=[.Q16]^2" office:value-type="float" office:value="28626.826880064" calcext:value-type="float">
            <text:p>28626.826880064</text:p>
          </table:table-cell>
          <table:table-cell table:formula="of:=[.R16]^2" office:value-type="float" office:value="7131.28522949777" calcext:value-type="float">
            <text:p>7131.28522949777</text:p>
          </table:table-cell>
          <table:table-cell/>
          <table:table-cell table:formula="of:=[.T16]+[.U16]" office:value-type="float" office:value="35758.1121095618" calcext:value-type="float">
            <text:p>35758.1121095618</text:p>
          </table:table-cell>
          <table:table-cell table:formula="of:=SQRT([.W16])" office:value-type="float" office:value="189.098154696342" calcext:value-type="float">
            <text:p>189.098154696342</text:p>
          </table:table-cell>
        </table:table-row>
        <table:table-row table:style-name="ro1">
          <table:table-cell table:number-columns-repeated="16"/>
          <table:table-cell table:formula="of:=[.Q11]-[.Q$13]" office:value-type="float" office:value="-163.112328532727" calcext:value-type="float">
            <text:p>-163.112328532727</text:p>
          </table:table-cell>
          <table:table-cell table:formula="of:=[.R11]-[.R$13]" office:value-type="float" office:value="-90.682326244439" calcext:value-type="float">
            <text:p>-90.682326244439</text:p>
          </table:table-cell>
          <table:table-cell/>
          <table:table-cell table:formula="of:=[.Q17]^2" office:value-type="float" office:value="26605.6317193683" calcext:value-type="float">
            <text:p>26605.6317193683</text:p>
          </table:table-cell>
          <table:table-cell table:formula="of:=[.R17]^2" office:value-type="float" office:value="8223.28429310286" calcext:value-type="float">
            <text:p>8223.28429310286</text:p>
          </table:table-cell>
          <table:table-cell/>
          <table:table-cell table:formula="of:=[.T17]+[.U17]" office:value-type="float" office:value="34828.9160124712" calcext:value-type="float">
            <text:p>34828.9160124712</text:p>
          </table:table-cell>
          <table:table-cell table:formula="of:=SQRT([.W17])" office:value-type="float" office:value="186.625068017325" calcext:value-type="float">
            <text:p>186.62506801732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formula="of:=[.Q9]-[.Q10]" office:value-type="float" office:value="-175.276955458738" calcext:value-type="float">
            <text:p>-175.276955458738</text:p>
          </table:table-cell>
          <table:table-cell table:formula="of:=[.R9]-[.R10]" office:value-type="float" office:value="259.576200964605" calcext:value-type="float">
            <text:p>259.576200964605</text:p>
          </table:table-cell>
          <table:table-cell/>
          <table:table-cell table:formula="of:=[.Q19]^2" office:value-type="float" office:value="30722.0111148843" calcext:value-type="float">
            <text:p>30722.0111148843</text:p>
          </table:table-cell>
          <table:table-cell table:formula="of:=[.R19]^2" office:value-type="float" office:value="67379.8041072169" calcext:value-type="float">
            <text:p>67379.8041072169</text:p>
          </table:table-cell>
          <table:table-cell/>
          <table:table-cell table:formula="of:=[.T19]+[.U19]" office:value-type="float" office:value="98101.8152221012" calcext:value-type="float">
            <text:p>98101.8152221012</text:p>
          </table:table-cell>
          <table:table-cell table:formula="of:=SQRT([.W19])" office:value-type="float" office:value="313.212093032982" calcext:value-type="float">
            <text:p>313.212093032982</text:p>
          </table:table-cell>
        </table:table-row>
        <table:table-row table:style-name="ro1">
          <table:table-cell table:number-columns-repeated="16"/>
          <table:table-cell table:formula="of:=[.Q10]-[.Q11]" office:value-type="float" office:value="332.306970528459" calcext:value-type="float">
            <text:p>332.306970528459</text:p>
          </table:table-cell>
          <table:table-cell table:formula="of:=[.R10]-[.R11]" office:value-type="float" office:value="6.23538888435602" calcext:value-type="float">
            <text:p>6.23538888435602</text:p>
          </table:table-cell>
          <table:table-cell/>
          <table:table-cell table:formula="of:=[.Q20]^2" office:value-type="float" office:value="110427.922661802" calcext:value-type="float">
            <text:p>110427.922661802</text:p>
          </table:table-cell>
          <table:table-cell table:formula="of:=[.R20]^2" office:value-type="float" office:value="38.8800745391506" calcext:value-type="float">
            <text:p>38.8800745391506</text:p>
          </table:table-cell>
          <table:table-cell/>
          <table:table-cell table:formula="of:=[.T20]+[.U20]" office:value-type="float" office:value="110466.802736342" calcext:value-type="float">
            <text:p>110466.802736342</text:p>
          </table:table-cell>
          <table:table-cell table:formula="of:=SQRT([.W20])" office:value-type="float" office:value="332.365465619311" calcext:value-type="float">
            <text:p>332.365465619311</text:p>
          </table:table-cell>
        </table:table-row>
        <table:table-row table:style-name="ro1">
          <table:table-cell table:number-columns-repeated="16"/>
          <table:table-cell table:formula="of:=[.Q11]-[.Q9]" office:value-type="float" office:value="-157.030015069722" calcext:value-type="float">
            <text:p>-157.030015069722</text:p>
          </table:table-cell>
          <table:table-cell table:formula="of:=[.R11]-[.R9]" office:value-type="float" office:value="-265.811589848961" calcext:value-type="float">
            <text:p>-265.811589848961</text:p>
          </table:table-cell>
          <table:table-cell/>
          <table:table-cell table:formula="of:=[.Q21]^2" office:value-type="float" office:value="24658.4256327971" calcext:value-type="float">
            <text:p>24658.4256327971</text:p>
          </table:table-cell>
          <table:table-cell table:formula="of:=[.R21]^2" office:value-type="float" office:value="70655.8012980322" calcext:value-type="float">
            <text:p>70655.8012980322</text:p>
          </table:table-cell>
          <table:table-cell/>
          <table:table-cell table:formula="of:=[.T21]+[.U21]" office:value-type="float" office:value="95314.2269308293" calcext:value-type="float">
            <text:p>95314.2269308293</text:p>
          </table:table-cell>
          <table:table-cell table:formula="of:=SQRT([.W21])" office:value-type="float" office:value="308.730022723462" calcext:value-type="float">
            <text:p>308.730022723462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3"/>
          <table:table-cell table:formula="of:=AVERAGE([.X19:.X21])" office:value-type="float" office:value="318.102527125252" calcext:value-type="float">
            <text:p>318.102527125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2:39:03.9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15:31:23.653000000</meta:creation-date>
    <dc:date>2022-03-11T20:09:54.353000000</dc:date>
    <meta:editing-duration>PT7H33M16S</meta:editing-duration>
    <meta:editing-cycles>4</meta:editing-cycles>
    <meta:generator>LibreOffice/7.2.4.1$Windows_X86_64 LibreOffice_project/27d75539669ac387bb498e35313b970b7fe9c4f9</meta:generator>
    <meta:document-statistic meta:table-count="1" meta:cell-count="156" meta:object-count="0"/>
  </office:meta>
</office:document-meta>
</file>